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98d9" officeooo:paragraph-rsid="000d98d9"/>
    </style:style>
    <style:style style:name="P2" style:family="paragraph" style:parent-style-name="Standard" style:list-style-name="L2">
      <style:text-properties officeooo:rsid="000d98d9" officeooo:paragraph-rsid="000d98d9"/>
    </style:style>
    <style:style style:name="P3" style:family="paragraph" style:parent-style-name="Standard" style:list-style-name="L9">
      <style:text-properties officeooo:rsid="000d98d9" officeooo:paragraph-rsid="000f49ab"/>
    </style:style>
    <style:style style:name="P4" style:family="paragraph" style:parent-style-name="Standard">
      <style:text-properties officeooo:rsid="000d98d9" officeooo:paragraph-rsid="000f49ab"/>
    </style:style>
    <style:style style:name="P5" style:family="paragraph" style:parent-style-name="Standard" style:list-style-name="L2">
      <style:text-properties officeooo:rsid="000f3187" officeooo:paragraph-rsid="000f3187"/>
    </style:style>
    <style:style style:name="P6" style:family="paragraph" style:parent-style-name="Standard">
      <style:text-properties officeooo:rsid="000f3187" officeooo:paragraph-rsid="000f3187"/>
    </style:style>
    <style:style style:name="P7" style:family="paragraph" style:parent-style-name="Standard">
      <style:text-properties officeooo:rsid="000f49ab" officeooo:paragraph-rsid="000f49ab"/>
    </style:style>
    <style:style style:name="P8" style:family="paragraph" style:parent-style-name="Text_20_body">
      <style:text-properties officeooo:rsid="0010e838" officeooo:paragraph-rsid="0010e838"/>
    </style:style>
    <style:style style:name="P9" style:family="paragraph" style:parent-style-name="Text_20_body" style:list-style-name="L11">
      <style:text-properties officeooo:rsid="0010e838" officeooo:paragraph-rsid="0010e838"/>
    </style:style>
    <style:style style:name="P10" style:family="paragraph" style:parent-style-name="Heading_20_2">
      <style:text-properties officeooo:rsid="000f49ab" officeooo:paragraph-rsid="000f49ab"/>
    </style:style>
    <style:style style:name="T1" style:family="text">
      <style:text-properties officeooo:rsid="000d98d9"/>
    </style:style>
    <style:style style:name="T2" style:family="text">
      <style:text-properties officeooo:rsid="000f3187"/>
    </style:style>
    <style:style style:name="T3" style:family="text">
      <style:text-properties officeooo:rsid="000f49ab"/>
    </style:style>
    <style:style style:name="T4" style:family="text">
      <style:text-properties officeooo:rsid="0010e838"/>
    </style:style>
    <style:style style:name="T5" style:family="text">
      <style:text-properties officeooo:rsid="001170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s:</text:h>
      <text:h text:style-name="Heading_20_2" text:outline-level="2"><text:span text:style-name="T1">Whole-Site Models</text:span></text:h>
      <text:p text:style-name="P1"/>
      <text:h text:style-name="Heading_20_3" text:outline-level="3">Lesson</text:h>
      <text:p text:style-name="P4">Lessons should all be visible by default <text:span text:style-name="T3">(TODO: TRUE?)</text:span>, but all lesson elements should be settable to a level, <text:span text:style-name="T2">for now those levels are:</text:span> </text:p>
      <text:list xml:id="list2941295894" text:style-name="L9">
        <text:list-item>
          <text:p text:style-name="P3">Public</text:p>
        </text:list-item>
        <text:list-item>
          <text:p text:style-name="P3">Mailing-List Visible <text:span text:style-name="T2">(Possible offer where a few lessons are free).</text:span></text:p>
        </text:list-item>
        <text:list-item>
          <text:p text:style-name="P3">Paid User <text:span text:style-name="T3">(can see these and Mailing-List Visible)</text:span></text:p>
        </text:list-item>
      </text:list>
      <text:h text:style-name="Heading_20_3" text:outline-level="3"><text:line-break/>Lesson Element </text:h>
      <text:p text:style-name="P7">Probably an <text:a xlink:type="simple" xlink:href="https://docs.djangoproject.com/en/3.1/topics/db/models/#abstract-base-classes" text:style-name="Internet_20_link" text:visited-style-name="Visited_20_Internet_20_Link">abstract base class </text:a>containing the visibility (see above) and any other common fields. <text:s/>This might also contain the foreign key relationship to lesson.</text:p>
      <text:list xml:id="list3261634233" text:style-name="L2">
        <text:list-item>
          <text:p text:style-name="P2">Video</text:p>
        </text:list-item>
        <text:list-item>
          <text:p text:style-name="P2">Exercises</text:p>
          <text:list>
            <text:list-item>
              <text:p text:style-name="P5">Subtypes?</text:p>
            </text:list-item>
          </text:list>
        </text:list-item>
        <text:list-item>
          <text:p text:style-name="P5">Examples (longer sentences).</text:p>
        </text:list-item>
        <text:list-item>
          <text:p text:style-name="P5">Vocabulary</text:p>
        </text:list-item>
      </text:list>
      <text:p text:style-name="P6"/>
      <text:h text:style-name="P10" text:outline-level="2">Student Specific Models</text:h>
      <text:h text:style-name="Heading_20_3" text:outline-level="3">User</text:h>
      <text:p text:style-name="P8">Research is needed. <text:s/>Is this the same as auth user? <text:s/>Best practices here are what?</text:p>
      <text:p text:style-name="P8"/>
      <text:h text:style-name="Heading_20_3" text:outline-level="3">User<text:span text:style-name="T4">Site</text:span>History</text:h>
      <text:p text:style-name="P8">We might also want history for user, which might be separate. For example, user might currently have a boolean for email_opt_in, but we might care 1) When they were added to the list, 2) When they were later removed, etc.</text:p>
      <text:p text:style-name="P8"/>
      <text:h text:style-name="Heading_20_3" text:outline-level="3">UserStudyHistory</text:h>
      <text:p text:style-name="P8">This one needs significantly more thought. <text:s/>This relates LessonElements to the number of times they were studied, right and wrong answers, etc. <text:s/>This will drive review, Spaced Repetition Algorithm, etc.</text:p>
      <text:h text:style-name="Heading_20_3" text:outline-level="3">UserNotebook</text:h>
      <text:p text:style-name="P8">Collects and ranks items in user’s notebook. <text:s/></text:p>
      <text:list xml:id="list3701921845" text:style-name="L11">
        <text:list-item>
          <text:p text:style-name="P9"><text:soft-page-break/>Learned</text:p>
        </text:list-item>
        <text:list-item>
          <text:p text:style-name="P9">Study</text:p>
        </text:list-item>
        <text:list-item>
          <text:p text:style-name="P9">Future (?)</text:p>
        </text:list-item>
      </text:list>
      <text:p text:style-name="P8"/>
      <text:h text:style-name="Heading_20_1" text:outline-level="1">Views</text:h>
      <text:p text:style-name="Text_20_body"><text:line-break/><text:span text:style-name="T5">We can use default Django templates (DTL). <text:s/>For front end assets (JS, SASS, CSS, etc, we’ll use node and webpack). <text:s/>There are several tutorials for this – </text:span><text:a xlink:type="simple" xlink:href="https://pascalw.me/blog/2020/04/19/webpack-django.html" text:style-name="Internet_20_link" text:visited-style-name="Visited_20_Internet_20_Link"><text:span text:style-name="T5">this one looks promising</text:span></text:a><text:span text:style-name="T5">. <text:s/>but also some known iss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3:00:21.785137622</meta:creation-date>
    <meta:generator>LibreOffice/6.0.7.3$Linux_X86_64 LibreOffice_project/00m0$Build-3</meta:generator>
    <dc:date>2021-02-21T14:12:14.585616469</dc:date>
    <meta:editing-duration>PT9M45S</meta:editing-duration>
    <meta:editing-cycles>2</meta:editing-cycles>
    <meta:document-statistic meta:table-count="0" meta:image-count="0" meta:object-count="0" meta:page-count="2" meta:paragraph-count="28" meta:word-count="231" meta:character-count="1399" meta:non-whitespace-character-count="1192"/>
  </office:meta>
</office:document-meta>
</file>